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5f125b" officeooo:paragraph-rsid="015f125b" style:font-size-asian="12pt" style:font-weight-asian="normal"/>
    </style:style>
    <style:style style:name="P40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4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6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b6baa" officeooo:paragraph-rsid="0117d0be" style:font-size-asian="12pt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0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2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7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7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7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7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7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7e6bd"/>
    </style:style>
    <style:style style:name="P83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bd68b"/>
    </style:style>
    <style:style style:name="P8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c3c30"/>
    </style:style>
    <style:style style:name="P8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c6041"/>
    </style:style>
    <style:style style:name="P86" style:family="paragraph" style:parent-style-name="Horizontal_20_Line">
      <style:paragraph-properties fo:line-height="115%"/>
    </style:style>
    <style:style style:name="P87" style:family="paragraph" style:parent-style-name="Horizontal_20_Line">
      <style:paragraph-properties fo:line-height="115%"/>
      <style:text-properties officeooo:paragraph-rsid="00410ddf"/>
    </style:style>
    <style:style style:name="P88" style:family="paragraph" style:parent-style-name="Horizontal_20_Line">
      <style:paragraph-properties fo:line-height="115%"/>
      <style:text-properties officeooo:paragraph-rsid="0066f764"/>
    </style:style>
    <style:style style:name="P89" style:family="paragraph" style:parent-style-name="Horizontal_20_Line">
      <style:paragraph-properties fo:line-height="115%"/>
      <style:text-properties officeooo:paragraph-rsid="0094a730"/>
    </style:style>
    <style:style style:name="P90" style:family="paragraph" style:parent-style-name="Horizontal_20_Line">
      <style:paragraph-properties fo:line-height="115%"/>
      <style:text-properties officeooo:paragraph-rsid="01330fdc"/>
    </style:style>
    <style:style style:name="P91" style:family="paragraph" style:parent-style-name="Horizontal_20_Line">
      <style:paragraph-properties fo:line-height="115%"/>
      <style:text-properties officeooo:paragraph-rsid="0150f5c3"/>
    </style:style>
    <style:style style:name="P9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3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e9217" officeooo:paragraph-rsid="015e9217"/>
    </style:style>
    <style:style style:name="P121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eb88f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67e6bd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weight-complex="normal"/>
    </style:style>
    <style:style style:name="T110" style:family="text">
      <style:text-properties fo:color="#000000" loext:opacity="100%" style:font-name="Times New Roman" fo:font-size="12pt" fo:font-style="normal" fo:font-weight="normal" officeooo:rsid="016bd68b" fo:background-color="transparent" loext:char-shading-value="0" style:font-size-asian="12pt" style:font-style-asian="normal" style:font-weight-asian="normal" style:font-weight-complex="normal"/>
    </style:style>
    <style:style style:name="T111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Times New Roman" fo:font-size="12pt" fo:font-style="normal" fo:font-weight="normal" officeooo:rsid="016bd68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7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8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9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20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21" style:family="text">
      <style:text-properties fo:color="#000000" loext:opacity="100%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22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3" style:family="text">
      <style:text-properties fo:color="#000000" loext:opacity="100%" style:font-name="Times New Roman" fo:font-size="12pt" fo:font-style="italic" fo:font-weight="normal" officeooo:rsid="01695ef6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4" style:family="text">
      <style:text-properties fo:color="#000000" loext:opacity="100%" style:font-name="Times New Roman" fo:font-size="12pt" fo:font-style="italic" fo:font-weight="normal" officeooo:rsid="016bd68b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5" style:family="text">
      <style:text-properties fo:color="#000000" loext:opacity="100%" style:font-name="Times New Roman" fo:font-size="12pt" fo:font-style="italic" fo:font-weight="normal" officeooo:rsid="00bbbe5e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6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27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28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9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30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31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32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33" style:family="text">
      <style:text-properties officeooo:rsid="001bf53f"/>
    </style:style>
    <style:style style:name="T134" style:family="text">
      <style:text-properties fo:font-style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01bf53f" style:font-style-asian="italic" style:font-style-complex="italic"/>
    </style:style>
    <style:style style:name="T137" style:family="text">
      <style:text-properties fo:font-style="italic" officeooo:rsid="00b673e6" style:font-style-asian="italic" style:font-style-complex="italic"/>
    </style:style>
    <style:style style:name="T138" style:family="text">
      <style:text-properties fo:font-style="italic" officeooo:rsid="00510d3b" style:font-style-asian="italic" style:font-style-complex="italic" style:font-weight-complex="normal"/>
    </style:style>
    <style:style style:name="T139" style:family="text">
      <style:text-properties style:font-style-complex="normal"/>
    </style:style>
    <style:style style:name="T140" style:family="text">
      <style:text-properties officeooo:rsid="001bf53f" style:font-style-complex="normal"/>
    </style:style>
    <style:style style:name="T141" style:family="text">
      <style:text-properties officeooo:rsid="00510d3b" style:font-style-complex="normal"/>
    </style:style>
    <style:style style:name="T142" style:family="text">
      <style:text-properties officeooo:rsid="00510d3b" style:font-style-complex="normal" style:font-weight-complex="normal"/>
    </style:style>
    <style:style style:name="T143" style:family="text">
      <style:text-properties officeooo:rsid="002e88a6"/>
    </style:style>
    <style:style style:name="T144" style:family="text">
      <style:text-properties style:text-position="super 58%" officeooo:rsid="002e88a6"/>
    </style:style>
    <style:style style:name="T145" style:family="text">
      <style:text-properties style:text-position="super 58%" officeooo:rsid="00de6712" fo:background-color="transparent" loext:char-shading-value="0" style:font-weight-complex="normal"/>
    </style:style>
    <style:style style:name="T146" style:family="text">
      <style:text-properties officeooo:rsid="0058d7e8"/>
    </style:style>
    <style:style style:name="T147" style:family="text">
      <style:text-properties officeooo:rsid="00642082"/>
    </style:style>
    <style:style style:name="T148" style:family="text">
      <style:text-properties fo:font-style="normal" officeooo:rsid="003f617d" style:font-style-asian="normal" style:font-weight-complex="normal"/>
    </style:style>
    <style:style style:name="T149" style:family="text">
      <style:text-properties fo:font-style="normal" officeooo:rsid="002ad46c" style:font-style-asian="normal" style:font-weight-complex="normal"/>
    </style:style>
    <style:style style:name="T150" style:family="text">
      <style:text-properties fo:font-style="normal" officeooo:rsid="011dd703" style:font-style-asian="normal" style:font-weight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0b673e6" style:font-style-asian="normal" style:font-style-complex="normal"/>
    </style:style>
    <style:style style:name="T153" style:family="text">
      <style:text-properties officeooo:rsid="007caea3"/>
    </style:style>
    <style:style style:name="T154" style:family="text">
      <style:text-properties officeooo:rsid="008c8da6"/>
    </style:style>
    <style:style style:name="T155" style:family="text">
      <style:text-properties officeooo:rsid="0091b4ae"/>
    </style:style>
    <style:style style:name="T156" style:family="text">
      <style:text-properties officeooo:rsid="002ad46c"/>
    </style:style>
    <style:style style:name="T157" style:family="text">
      <style:text-properties officeooo:rsid="00a5541d"/>
    </style:style>
    <style:style style:name="T158" style:family="text">
      <style:text-properties officeooo:rsid="00a5d790"/>
    </style:style>
    <style:style style:name="T159" style:family="text">
      <style:text-properties officeooo:rsid="00b0c6f6"/>
    </style:style>
    <style:style style:name="T160" style:family="text">
      <style:text-properties officeooo:rsid="00b673e6"/>
    </style:style>
    <style:style style:name="T161" style:family="text">
      <style:text-properties officeooo:rsid="00be1ec8"/>
    </style:style>
    <style:style style:name="T162" style:family="text">
      <style:text-properties officeooo:rsid="00c42b3d"/>
    </style:style>
    <style:style style:name="T163" style:family="text">
      <style:text-properties officeooo:rsid="00dfb033"/>
    </style:style>
    <style:style style:name="T164" style:family="text">
      <style:text-properties officeooo:rsid="00dc4e4c" fo:background-color="transparent" loext:char-shading-value="0" style:font-weight-complex="normal"/>
    </style:style>
    <style:style style:name="T165" style:family="text">
      <style:text-properties officeooo:rsid="0116c2d1" fo:background-color="transparent" loext:char-shading-value="0" style:font-weight-complex="normal"/>
    </style:style>
    <style:style style:name="T166" style:family="text">
      <style:text-properties officeooo:rsid="006374da" fo:background-color="transparent" loext:char-shading-value="0" style:font-size-complex="12pt"/>
    </style:style>
    <style:style style:name="T167" style:family="text">
      <style:text-properties officeooo:rsid="015abbc9" fo:background-color="transparent" loext:char-shading-value="0" style:font-size-complex="12pt"/>
    </style:style>
    <style:style style:name="T168" style:family="text">
      <style:text-properties officeooo:rsid="00e5f8e5"/>
    </style:style>
    <style:style style:name="T169" style:family="text">
      <style:text-properties officeooo:rsid="00b7c47e"/>
    </style:style>
    <style:style style:name="T170" style:family="text">
      <style:text-properties officeooo:rsid="00e6be7a"/>
    </style:style>
    <style:style style:name="T171" style:family="text">
      <style:text-properties officeooo:rsid="00f074a7"/>
    </style:style>
    <style:style style:name="T172" style:family="text">
      <style:text-properties officeooo:rsid="0101dc2e"/>
    </style:style>
    <style:style style:name="T173" style:family="text">
      <style:text-properties officeooo:rsid="010ef239"/>
    </style:style>
    <style:style style:name="T174" style:family="text">
      <style:text-properties officeooo:rsid="01327e8d"/>
    </style:style>
    <style:style style:name="T175" style:family="text">
      <style:text-properties officeooo:rsid="01330fdc"/>
    </style:style>
    <style:style style:name="T176" style:family="text">
      <style:text-properties officeooo:rsid="01343cd8"/>
    </style:style>
    <style:style style:name="T177" style:family="text">
      <style:text-properties officeooo:rsid="0134a2b0"/>
    </style:style>
    <style:style style:name="T178" style:family="text">
      <style:text-properties officeooo:rsid="0135217c"/>
    </style:style>
    <style:style style:name="T179" style:family="text">
      <style:text-properties officeooo:rsid="0136dc5a"/>
    </style:style>
    <style:style style:name="T180" style:family="text">
      <style:text-properties officeooo:rsid="014e71bc"/>
    </style:style>
    <style:style style:name="T181" style:family="text">
      <style:text-properties style:font-name="Times New Roman" officeooo:rsid="006374da" fo:background-color="transparent" loext:char-shading-value="0" style:font-size-complex="12pt"/>
    </style:style>
    <style:style style:name="T182" style:family="text">
      <style:text-properties officeooo:rsid="01562c8a"/>
    </style:style>
    <style:style style:name="T183" style:family="text">
      <style:text-properties officeooo:rsid="015abbc9" style:font-size-complex="12pt" style:font-weight-complex="normal"/>
    </style:style>
    <style:style style:name="T184" style:family="text">
      <style:text-properties officeooo:rsid="015f125b"/>
    </style:style>
    <style:style style:name="T185" style:family="text">
      <style:text-properties officeooo:rsid="01616365"/>
    </style:style>
    <style:style style:name="T186" style:family="text">
      <style:text-properties officeooo:rsid="016638e3"/>
    </style:style>
    <style:style style:name="T187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3c30" fo:background-color="transparent" loext:char-shading-value="0" style:font-size-asian="12pt" style:font-style-asian="normal" style:font-weight-asian="normal" style:font-weight-complex="normal"/>
    </style:style>
    <style:style style:name="T1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6041" fo:background-color="transparent" loext:char-shading-value="0" style:font-size-asian="12pt" style:font-style-asian="normal" style:font-weight-asian="normal" style:font-weight-complex="normal"/>
    </style:style>
    <style:style style:name="T191" style:family="text">
      <style:text-properties officeooo:rsid="017022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Geoffrey Brookshire</text:p>
      <text:p text:style-name="P40"><text:a xlink:type="simple" xlink:href="mailto:brookshire@uchicago.edu" text:style-name="Internet_20_link" text:visited-style-name="Visited_20_Internet_20_Link"><text:span text:style-name="T183">brookshire@uchicago.edu</text:span></text:a><text:span text:style-name="T183"> </text:span></text:p>
      <text:p text:style-name="P22"><text:a xlink:type="simple" xlink:href="https://github.com/gbrookshire" text:style-name="Internet_20_link" text:visited-style-name="Visited_20_Internet_20_Link"><text:span text:style-name="T166">https://github.com/gbrookshire</text:span></text:a></text:p>
      <text:p text:style-name="P22"><text:a xlink:type="simple" xlink:href="https://scholar.google.com/citations?user=g4fxY0wAAAAJ&amp;hl=en" text:style-name="Internet_20_link" text:visited-style-name="Visited_20_Internet_20_Link"><text:span text:style-name="T167">Google scholar page</text:span></text:a><text:span text:style-name="T181"> </text:span></text:p>
      <text:p text:style-name="P41"/>
      <text:p text:style-name="P6">Postdoctoral experience</text:p>
      <text:p text:style-name="P90"/>
      <text:p text:style-name="P75"><text:span text:style-name="T85">2018–</text:span><text:span text:style-name="T88">2021<text:tab/><text:tab/></text:span><text:span text:style-name="T86">Postdoctoral Research Fellow</text:span></text:p>
      <text:p text:style-name="P36"><text:tab/><text:tab/><text:tab/>University of <text:span text:style-name="T175">Birmingham</text:span></text:p>
      <text:p text:style-name="P34"><text:tab/><text:tab/><text:tab/>PI: Ole Jensen</text:p>
      <text:p text:style-name="P35"/>
      <text:p text:style-name="P4">Education</text:p>
      <text:p text:style-name="P86"/>
      <text:p text:style-name="P76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6"><text:tab/><text:tab/><text:tab/>University of Chicago</text:p>
      <text:p text:style-name="P34"><text:span text:style-name="T176"><text:tab/><text:tab/><text:tab/>PI</text:span><text:span text:style-name="T83">: Daniel Casasant</text:span><text:span text:style-name="T177">o</text:span></text:p>
      <text:p text:style-name="P32"/>
      <text:p text:style-name="P32"><text:span text:style-name="T177">2017-18</text:span><text:tab/><text:tab/><text:span text:style-name="T177">Visiting student at </text:span>Cornell University</text:p>
      <text:p text:style-name="P38"/>
      <text:p text:style-name="P76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76"><text:span text:style-name="T82"><text:tab/><text:tab/><text:tab/></text:span><text:span text:style-name="T81">The New School for Social Research</text:span></text:p>
      <text:p text:style-name="P33"><text:tab/><text:tab/><text:tab/><text:span text:style-name="T178">PI</text:span>: Daniel Casasanto</text:p>
      <text:p text:style-name="P20"/>
      <text:p text:style-name="P77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0"><text:tab/><text:tab/><text:tab/>University of California – Berkeley</text:p>
      <text:p text:style-name="P16"><text:tab/><text:tab/><text:tab/><text:span text:style-name="T176">PI: Rich Ivry</text:span></text:p>
      <text:p text:style-name="P16"/>
      <text:p text:style-name="P2"><text:span text:style-name="T184">Grants and a</text:span>wards</text:p>
      <text:p text:style-name="P87"/>
      <text:p text:style-name="P39">2022<text:tab/><text:tab/><text:tab/>NIH grant 1R44AG080940 ($2.5M award; <text:span text:style-name="T186">co-investigator</text:span>)</text:p>
      <text:p text:style-name="P39"><text:tab/><text:tab/><text:tab/>NIH <text:span text:style-name="T185">grant</text:span> 1R41AG078039-01A1 ($300k award; <text:span text:style-name="T186">co-investigator</text:span>)</text:p>
      <text:p text:style-name="P31">2016<text:tab/><text:tab/><text:tab/>William Orr Dingwall Foundation Neurolinguistics Fellowship</text:p>
      <text:p text:style-name="P30"><text:tab/><text:tab/><text:tab/>Center for Gesture, Sign and Language Research Grant</text:p>
      <text:p text:style-name="P23">2014<text:tab/><text:tab/><text:tab/>Arts, Science, &amp; Culture Graduate Collaboration Grant</text:p>
      <text:p text:style-name="P24">2013<text:tab/><text:tab/><text:tab/>Norman H. Anderson Research Fund</text:p>
      <text:p text:style-name="P25"><text:tab/><text:tab/><text:tab/><text:span text:style-name="T153">New School for Social Research</text:span> Outstanding M.A. Graduate award</text:p>
      <text:p text:style-name="P26">2011–2013<text:tab/><text:tab/><text:span text:style-name="T153">New School for Social Research</text:span> Dean’s Scholarship</text:p>
      <text:p text:style-name="P17">2012<text:tab/><text:tab/><text:tab/>National Science Foundation GRFP Honorable Mention</text:p>
      <text:p text:style-name="P17"><text:soft-page-break/>2011<text:tab/><text:tab/><text:tab/>Robert J. Glushko &amp; Pamela Samuelson Foundation Student Travel Grant</text:p>
      <text:p text:style-name="P27">2009<text:tab/><text:tab/><text:tab/>Highest distinction in general scholarship, UC Berkeley</text:p>
      <text:p text:style-name="P18">2008<text:span text:style-name="T156">–2009<text:tab/></text:span><text:tab/>Robert &amp; Colleen Haas Scholar</text:p>
      <text:p text:style-name="P17">2005<text:tab/><text:tab/><text:tab/>Flinn Foundation Scholarship Finalist</text:p>
      <text:p text:style-name="P16"/>
      <text:p text:style-name="P5">Publications</text:p>
      <text:p text:style-name="P87"/>
      <text:p text:style-name="P121"><text:span text:style-name="T100">Yoder, K. J., Brookshire, G., Glatt, R. M., Merrill, D. A., Gerrol, S., Quirk, C., &amp; Lucero, C. (2024). Fractal Dimension Distributions of Resting-State Electroencephalography (EEG) Improve Detection of Dementia and Alzheimer’s Disease Compared to Traditional Fractal Analysis. </text:span><text:span text:style-name="T125">Clinical and Translational Neuroscience, 8</text:span><text:span text:style-name="T100">(3), 27.</text:span></text:p>
      <text:p text:style-name="P121"><text:span text:style-name="T100">Brookshire, </text:span><text:span text:style-name="T110">G., </text:span><text:span text:style-name="T100">Kasper, </text:span><text:span text:style-name="T110">J., </text:span><text:span text:style-name="T100">Blauch, </text:span><text:span text:style-name="T110">N., </text:span><text:span text:style-name="T100">Wu, </text:span><text:span text:style-name="T110">Y.C., </text:span><text:span text:style-name="T100">Glatt, </text:span><text:span text:style-name="T110">R., </text:span><text:span text:style-name="T100">Merrill, </text:span><text:span text:style-name="T110">D.A., </text:span><text:span text:style-name="T100">Gerrol, </text:span><text:span text:style-name="T110">S., </text:span><text:span text:style-name="T100">Yoder, </text:span><text:span text:style-name="T110">K.J., </text:span><text:span text:style-name="T100">Quirk, </text:span><text:span text:style-name="T110">C., </text:span><text:span text:style-name="T100">Lucero </text:span><text:span text:style-name="T110">C. (2024) Data leakage in deep learning studies of translational EEG. </text:span><text:span text:style-name="T124">Frontiers in Neuroscience</text:span><text:span text:style-name="T113">, DOI: 10.3389/fnins.2024.1373515</text:span></text:p>
      <text:p text:style-name="P83"><text:span text:style-name="T100">B</text:span><text:span text:style-name="T109">rookshire, G. (2023). Distinguishing between periodicity and consistency over trials: Reply to Re, Tosato, Fries, and Landau. </text:span><text:span text:style-name="T123">PsyArXiv</text:span><text:span text:style-name="T112">, DOI: </text:span><text:span text:style-name="T187">10.31234/osf.io/km7e9</text:span></text:p>
      <text:p text:style-name="P79"><text:span text:style-name="T100">B</text:span><text:span text:style-name="T105">rookshire, G. (</text:span><text:span text:style-name="T106">2022</text:span><text:span text:style-name="T105">). </text:span><text:span text:style-name="T75">Putative rhythms in attentional switching can be explained by aperiodic temporal structure</text:span><text:span text:style-name="T107">. </text:span><text:span text:style-name="T122">Nature Human Behaviour, </text:span><text:span text:style-name="T111">DOI: 10.1038/s41562-022-01364-0</text:span></text:p>
      <text:p text:style-name="P109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13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09">Lucero, C., Brookshire, G., Sava-Segal, C., Bottini, R., Goldin-Meadow, S., Vogel, E. K., &amp; Casasanto, D. (<text:span text:style-name="T180">2020</text:span>.) Unconscious number discrimination in the human visual system. <text:span text:style-name="T135">Cerebral Cortex 30</text:span><text:span text:style-name="T151">(11), 5821-5829.</text:span></text:p>
      <text:p text:style-name="P105">Brookshire, G. &amp; Casasanto, D. (2018). Approach motivation in human cerebral cortex. <text:span text:style-name="T135">Philosophical Transactions of the Royal Society B</text:span>. DOI: 10.1098/rstb.2017-0141</text:p>
      <text:p text:style-name="P105">Brookshire, G., Lu, J., Nusbaum, H. C., Goldin-Meadow, S., &amp; Casasanto, D. (2017). Visual cortex entrains to sign language. <text:span text:style-name="T134">Proceedings of the National Academy of Sciences</text:span>, <text:span text:style-name="T134">114</text:span>(24), 6352-6357.</text:p>
      <text:p text:style-name="P106"><text:span text:style-name="T157">Gray, S. J., Brookshire, G., Casasanto, D., &amp; Gallo, D. </text:span>(<text:span text:style-name="T160">2015</text:span>). Electrically Stimulating Prefrontal Cortex at Retrieval Improves Recollection Accuracy. <text:span text:style-name="T135">Cortex</text:span><text:span text:style-name="T137">, 73</text:span><text:span text:style-name="T152">, 188-194.</text:span></text:p>
      <text:p text:style-name="P107">Casasanto, D., Brookshire, G., <text:span text:style-name="T162">&amp; </text:span>Ivry, R. (<text:span text:style-name="T160">2015</text:span>). Meaning is not a reflex: Context dependence of motor-meaning congruity effects. <text:span text:style-name="T135">Cognitive Scienc</text:span><text:span text:style-name="T137">e, 39</text:span><text:span text:style-name="T152">(8), 1979-1986. </text:span></text:p>
      <text:p text:style-name="P108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4"><text:span text:style-name="T77">Brookshire, G., Graver, C., </text:span><text:span text:style-name="T79">&amp;</text:span><text:span text:style-name="T77"> Casasanto, D. (2013). Motor Asymmetries Predict Neural Organization of </text:span><text:soft-page-break/><text:span text:style-name="T77">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103"><text:span text:style-name="T76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3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5"><text:span text:style-name="T15">Brookshire, G.</text:span><text:span text:style-name="T14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0"/>
      <text:p text:style-name="P7">Talks</text:p>
      <text:p text:style-name="P89"/>
      <text:p text:style-name="P74"><text:span text:style-name="T94">* </text:span><text:span text:style-name="T95">Invited talks</text:span></text:p>
      <text:p text:style-name="P49"/>
      <text:p text:style-name="P120"><text:span text:style-name="T94">2</text:span><text:span text:style-name="T91">022<text:tab/><text:tab/>* Beijing Normal University</text:span></text:p>
      <text:p text:style-name="P119"><text:span text:style-name="T94">2</text:span><text:span text:style-name="T91">021<text:tab/><text:tab/>* </text:span><text:span text:style-name="T97">CEA NeuroSpin – INSERM Cognitive Neuroimaging Unit</text:span></text:p>
      <text:p text:style-name="P112"><text:span text:style-name="T94">2</text:span><text:span text:style-name="T91">020<text:tab/><text:tab/>* Psycholinguistics group meeting, University of Birmingham, UK</text:span></text:p>
      <text:p text:style-name="P80"><text:span text:style-name="T94">2018<text:tab/><text:tab/>* </text:span><text:span text:style-name="T96">Chang lab, UCSF</text:span></text:p>
      <text:p text:style-name="P81"><text:bookmark text:name=":11v"/><text:span text:style-name="T94"><text:tab/><text:tab/>* </text:span>Meetings on Methodology for MEEG, <text:span text:style-name="T94">University of Birmingham, UK</text:span></text:p>
      <text:p text:style-name="P48"><text:tab/><text:tab/>* Speech and Language Consortium meeting, University of Westminster, UK</text:p>
      <text:p text:style-name="P47">2017<text:tab/><text:tab/><text:span text:style-name="T164">89</text:span><text:span text:style-name="T145">th</text:span><text:span text:style-name="T164"> annual meeting of the Midwestern Psychological Association, Chicago, IL</text:span></text:p>
      <text:p text:style-name="P47"><text:span text:style-name="T164"><text:tab/><text:tab/></text:span><text:span text:style-name="T165">Human Development Brown Bag talk, Cornell</text:span></text:p>
      <text:p text:style-name="P42">2015<text:tab/><text:tab/><text:span text:style-name="T159">Art, Science and Culture Initiative at UChicago</text:span></text:p>
      <text:p text:style-name="P42"><text:tab/><text:tab/>University of Chicago Neuroscience Annual Retreat</text:p>
      <text:p text:style-name="P43"><text:tab/><text:tab/><text:span text:style-name="T159">Humanities Day at UChicago</text:span></text:p>
      <text:p text:style-name="P44">2014<text:tab/><text:tab/>Cognitive Workshop, University of Chicago</text:p>
      <text:p text:style-name="P44"><text:tab/><text:tab/><text:span text:style-name="T155">NEURO chats, University of Chicago</text:span></text:p>
      <text:p text:style-name="P45"><text:span text:style-name="T143">2013<text:tab/><text:tab/>35</text:span><text:span text:style-name="T144">th</text:span><text:span text:style-name="T143"> annual meeting of the Cognitive Science Society, Berlin, Germany</text:span></text:p>
      <text:p text:style-name="P45">2011<text:tab/><text:tab/><text:span text:style-name="T143">33</text:span><text:span text:style-name="T144">rd</text:span><text:span text:style-name="T143"> a</text:span>nnual <text:span text:style-name="T163">m</text:span>eeting of the Cognitive Science Society, Boston, MA</text:p>
      <text:p text:style-name="P7"/>
      <text:p text:style-name="P8">Posters</text:p>
      <text:p text:style-name="P87"/>
      <text:p text:style-name="P85"><text:span text:style-name="T188">Yoder, </text:span><text:span text:style-name="T189">K.J., </text:span><text:span text:style-name="T188">Brookshire, </text:span><text:span text:style-name="T189">G., </text:span><text:span text:style-name="T188">Gerrol, </text:span><text:span text:style-name="T189">S., </text:span><text:span text:style-name="T188">Quirk, </text:span><text:span text:style-name="T189">C., </text:span><text:span text:style-name="T190">Taylor, J.-P., </text:span><text:span text:style-name="T188">Lucero </text:span><text:span text:style-name="T189">C. </text:span><text:span text:style-name="T190">(2023). Differential diagnosis </text:span><text:soft-page-break/><text:span text:style-name="T190">of Lewy body dementias using multivariate EEG classifiers. </text:span><text:span text:style-name="T189">Poster presented</text:span><text:span text:style-name="T188"> </text:span><text:span text:style-name="T189">at the 2023 Alzheimer's Association International Conference.</text:span></text:p>
      <text:p text:style-name="P84"><text:span text:style-name="T188">Yoder, </text:span><text:span text:style-name="T189">K.J., </text:span><text:span text:style-name="T188">Brookshire, </text:span><text:span text:style-name="T189">G., </text:span><text:span text:style-name="T188">Gerrol, </text:span><text:span text:style-name="T189">S., </text:span><text:span text:style-name="T188">Quirk, </text:span><text:span text:style-name="T189">C., </text:span><text:span text:style-name="T188">Lucero </text:span><text:span text:style-name="T189">C. (2023). Identifying and differentiating dementias with EEG fractal dimension distributions. Poster presented</text:span><text:span text:style-name="T188"> </text:span><text:span text:style-name="T189">at the 2023 Alzheimer's Association International Conference.</text:span></text:p>
      <text:p text:style-name="P82"><text:span text:style-name="T100">Brookshire, </text:span><text:span text:style-name="T108">G., Wu, Y. C., </text:span><text:span text:style-name="T100">Quirk, </text:span><text:span text:style-name="T108">C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lzheimer’s disease status can be predicted using a novel fractal-based metric computed from resting-state EEG. Poster presented at the 2022 Alzheimer's Association International Conference.</text:span></text:p>
      <text:p text:style-name="P82"><text:span text:style-name="T100">Quirk, </text:span><text:span text:style-name="T108">C., </text:span><text:span text:style-name="T100">Brookshire, </text:span><text:span text:style-name="T108">G., Wu, Y.C., </text:span><text:span text:style-name="T100">Lucero, </text:span><text:span text:style-name="T108">C. (2022). Building an EEG-based Alzheimer’s Diagnostic: What is the Optimal Cross-Validation Method? Poster presented at the 2022 Alzheimer's Association International Conference.</text:span></text:p>
      <text:p text:style-name="P82"><text:span text:style-name="T108">Wu, Y. C., </text:span><text:span text:style-name="T100">Quirk, </text:span><text:span text:style-name="T108">C., </text:span><text:span text:style-name="T100">Brookshire, </text:span><text:span text:style-name="T108">G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 novel machine learning technique using resting-state EEG to assess and monitor cognitive impairment. Poster presented at the 2022 Alzheimer's Association International Conference.</text:span></text:p>
      <text:p text:style-name="P78"><text:span text:style-name="T100">Brookshire, G., Mangelsdorf, H.</text:span><text:span text:style-name="T101">H</text:span><text:span text:style-name="T100">., Sava-Segal, C., Reis, K., Nusbaum, H., Goldin-Meadow, S., </text:span><text:span text:style-name="T101">Casasanto, D. (202</text:span><text:span text:style-name="T102">1</text:span><text:span text:style-name="T101">). </text:span><text:span text:style-name="T119">Expertise modulates neural tracking of dance and sign language</text:span><text:span text:style-name="T101">. Poster</text:span><text:span text:style-name="T102"> </text:span><text:span text:style-name="T101">presented at the 202</text:span><text:span text:style-name="T102">1</text:span><text:span text:style-name="T101"> </text:span><text:span text:style-name="T103">m</text:span><text:span text:style-name="T104">eeting of the </text:span><text:span text:style-name="T102">Cognitive Science Society</text:span><text:span text:style-name="T104">.</text:span></text:p>
      <text:p text:style-name="P117"><text:span text:style-name="T115">B</text:span><text:span text:style-name="T114">rookshire, G., Mangelsdorf, H.</text:span><text:span text:style-name="T119">H</text:span><text:span text:style-name="T114">., Sava-Segal, C., Reis, K., Nusbaum, H., Goldin-Meadow, S., </text:span><text:span text:style-name="T119">Casasanto, D. (2020). Cortical stimulus-tracking depends on expertise. Poster presented at the 2020 <text:s/></text:span><text:span text:style-name="T120">m</text:span><text:span text:style-name="T116">eeting of the Society for the Neurobiology of Language.</text:span></text:p>
      <text:p text:style-name="P113"><text:span text:style-name="T115">B</text:span><text:span text:style-name="T114">rookshire, G., Landau, A., &amp; Jensen, O. (2019). Investigating rhythmic attentional sampling using rapid frequency-tagging in MEG. Poster presented at the MEG UK Conference in Cardiff, UK.</text:span></text:p>
      <text:p text:style-name="P114"><text:span text:style-name="T115">B</text:span><text:span text:style-name="T116">rookshire, G. &amp; Casasanto, D. (201</text:span><text:span text:style-name="T117">8</text:span><text:span text:style-name="T116">). </text:span><text:span text:style-name="T117">Cortex can entrain to predictable sequences even in the absense of periodicity. Poster presented at the 25</text:span><text:span text:style-name="T130">th</text:span><text:span text:style-name="T117"> annual meeting of the Cognitive Neuroscience Society in Boston, MA.</text:span></text:p>
      <text:p text:style-name="P115"><text:span text:style-name="T115">Lucero, C., Brookshire, G., Quirk, C., Goldin-Meadow, S., Vogel, E., &amp; Casasanto, D. (2018). Unconscious number discrimination in the human visual system. Poster presented at the 25</text:span><text:span text:style-name="T131">th</text:span><text:span text:style-name="T115"> annual meeting of the Cognitive Neuroscience Society, Boston, MA. </text:span></text:p>
      <text:p text:style-name="P115"><text:span text:style-name="T115">B</text:span><text:span text:style-name="T116">rookshire, G. &amp; Casasanto, D. (201</text:span><text:span text:style-name="T117">8</text:span><text:span text:style-name="T116">). Cortical phase-locking to predictable temporal sequences in the absence of periodicity. </text:span><text:span text:style-name="T118">Poster presented at the 31</text:span><text:span text:style-name="T132">st</text:span><text:span text:style-name="T118"> annual CUNY Sentence Processing Conference, Davis, CA.</text:span></text:p>
      <text:p text:style-name="P114"><text:span text:style-name="T115">Yap, D. F., Brookshire, G., &amp; Casasanto, D. (2018). Beat gestures encode spatial semantics. Poster presented at the 31st </text:span><text:span text:style-name="T118">annual CUNY Sentence Processing Conference, Davis, CA.</text:span><text:span text:style-name="T115"> </text:span></text:p>
      <text:p text:style-name="P116"><text:span text:style-name="T115">B</text:span><text:span text:style-name="T116">rookshire, G. &amp; Casasanto, D. (2017). C</text:span><text:span text:style-name="T47">ortical entrainment depends on temporal predictability, not periodicity. </text:span><text:span text:style-name="T48">Poster presented at the 9</text:span><text:span text:style-name="T126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6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</text:span><text:soft-page-break/><text:span text:style-name="T54">to low-frequency amplitude variability in sign language. <text:s/></text:span><text:span text:style-name="T52">Poster presented at </text:span><text:span text:style-name="T54">the 24</text:span><text:span text:style-name="T127">th</text:span><text:span text:style-name="T54"> annual meeting of the Cognitive Neuroscience Society, San Francisco, CA.</text:span></text:p>
      <text:p text:style-name="P97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28">th</text:span><text:span text:style-name="T57"> annual meeting for the Society for the Neurobiology of Language, London.</text:span></text:p>
      <text:p text:style-name="P97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9">th</text:span><text:span text:style-name="T60"> annual convention of the</text:span><text:span text:style-name="T59"> Association for Psychological Science, Chicago, IL.</text:span></text:p>
      <text:p text:style-name="P98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99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100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101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1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2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0">Brookshire, G. &amp; Casasanto, D. (2010). Motor Fluency Predicts Space-Valence Associations. Poster presented at The Embodied Mind: Perspectives &amp; Limitations, Nijmegen, Netherlands.</text:p>
      <text:p text:style-name="P50"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7"/>
      <text:p text:style-name="P93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oft-page-break/><text:span text:style-name="T26">Proceedings of the National Academy of Sciences; </text:span><text:span text:style-name="T17">Psychological Research; </text:span><text:span text:style-name="T23">Psychological Science</text:span></text:p>
      <text:p text:style-name="P66"/>
      <text:p text:style-name="P94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5"/>
      <text:p text:style-name="P111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1"><text:span text:style-name="T41"><text:s text:c="2"/></text:span><text:span text:style-name="T43"><text:s/></text:span></text:p>
      <text:p text:style-name="P110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<text:span text:style-name="T191">academic </text:span>supervision</text:p>
      <text:p text:style-name="P87"/>
      <text:p text:style-name="P72">Teaching</text:p>
      <text:p text:style-name="P57">2020<text:tab/><text:tab/><text:tab/>Workshop: Introduction to Psychopy for masters students (Birmingham)</text:p>
      <text:p text:style-name="P55">2017<text:tab/><text:tab/><text:tab/>Teaching assistant, Cognitive psychology<text:span text:style-name="T169"> (undergrad)</text:span>, UChicago</text:p>
      <text:p text:style-name="P68"><text:tab/><text:tab/><text:tab/>TA, Cognitive diversity<text:span text:style-name="T169"> (undergrad)</text:span>, U<text:span text:style-name="T172">C</text:span>hicago</text:p>
      <text:p text:style-name="P69"><text:tab/><text:tab/><text:tab/>Guest lecture<text:span text:style-name="T171"> for Cognitive Diversity</text:span>: Bodily relativity of a<text:span text:style-name="T171">ffective motivation</text:span></text:p>
      <text:p text:style-name="P118"><text:span text:style-name="T92"><text:tab/><text:tab/><text:tab/>Guest lectures </text:span>Experimental Methods in Linguistics<text:span text:style-name="T92">: Mixed effects models in R</text:span></text:p>
      <text:p text:style-name="P118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2">2016<text:tab/><text:tab/><text:tab/>T<text:span text:style-name="T168">A</text:span>, Biological psychology (undergrad), U<text:span text:style-name="T161">C</text:span>hicago</text:p>
      <text:p text:style-name="P52"><text:tab/><text:tab/><text:tab/><text:span text:style-name="T161">TA, Sensation and perception (undergrad), UChicago</text:span></text:p>
      <text:p text:style-name="P52">2012<text:tab/><text:tab/><text:tab/>T<text:span text:style-name="T168">A</text:span>, Body and cognition (<text:span text:style-name="T173">graduate</text:span>), The New School</text:p>
      <text:p text:style-name="P53"/>
      <text:p text:style-name="P71">Supervision</text:p>
      <text:p text:style-name="P56">2017-<text:span text:style-name="T179">2018<text:tab/></text:span><text:tab/>Cornell University: Research supervisor for undergraduates (Rachel Mattessich)</text:p>
      <text:p text:style-name="P54">2014<text:span text:style-name="T156">–2017<text:tab/></text:span><text:tab/><text:span text:style-name="T154">University of Chicago: </text:span>Research supervisor for <text:span text:style-name="T170">masters students (Srishti Goel), </text:span>undergraduates (Chelsea Rapoport, <text:span text:style-name="T158">Amritpal Singh, Jahn Madlangbayan, Clara Sava-Segal, Varun Joshi</text:span>), <text:span text:style-name="T174">and high-schoolers (Ben Grobman, Juliana Berlin). </text:span></text:p>
      <text:p text:style-name="P21"><text:span text:style-name="T148">2011</text:span><text:span text:style-name="T149">–</text:span><text:span text:style-name="T148">2013<text:tab/><text:tab/></text:span><text:span text:style-name="T150">The New School for Social Research: </text:span><text:span text:style-name="T148">Research supervisor for undergraduates (Heila Paulino, Rose Hendricks, Tyler Alterman) and masters students (Cleve Graver, Daisy </text:span><text:soft-page-break/><text:span text:style-name="T148">Burr; co-advised with Roberto Bottini &amp; Daniel Casasanto)</text:span></text:p>
      <text:p text:style-name="P3"/>
      <text:p text:style-name="P3"><text:span text:style-name="T191">Academic r</text:span>esearch <text:span text:style-name="T191">e</text:span>xperience</text:p>
      <text:p text:style-name="P88"/>
      <text:p text:style-name="P37">2018–20<text:span text:style-name="T182">21</text:span> <text:tab/>The University of Birmingham</text:p>
      <text:p text:style-name="P37"><text:tab/><text:tab/><text:tab/>PI: Ole Jensen</text:p>
      <text:p text:style-name="P28"/>
      <text:p text:style-name="P28">2013–<text:span text:style-name="T179">2018 </text:span><text:tab/>The University of Chicago</text:p>
      <text:p text:style-name="P28"><text:tab/><text:tab/><text:tab/>PI: Daniel Casasanto</text:p>
      <text:p text:style-name="P29"/>
      <text:p text:style-name="P29">2011–2013<text:tab/><text:tab/>The New School for Social Research</text:p>
      <text:p text:style-name="P92"><text:span text:style-name="T3"><text:tab/><text:tab/><text:tab/></text:span><text:span text:style-name="T4">PI: Daniel Casasanto</text:span></text:p>
      <text:p text:style-name="P19"/>
      <text:p text:style-name="P92"><text:span text:style-name="T2">2009–2011</text:span><text:span text:style-name="T1"><text:tab/></text:span><text:span text:style-name="T2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47">PIs</text:span>: Peter Hagoort, Jos van Berkum, <text:span text:style-name="T146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47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47">PI</text:span>: Laura Sterponi</text:p>
      <text:p text:style-name="P15"/>
      <text:p text:style-name="P15">Press</text:p>
      <text:p text:style-name="P87"/>
      <text:p text:style-name="P64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0">ScienceMag.com, <text:span text:style-name="T135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59">PopularScience.com, <text:span text:style-name="T135">The Keyboard’s Strange Impact On Your Baby’s Name</text:span><text:span text:style-name="T139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9">http://www.popsci.com/blog-network/kinderlab/keyboard%E2%80%99s-strange-impact-</text:span></text:a><text:soft-page-break/><text:a xlink:type="simple" xlink:href="http://www.popsci.com/blog-network/kinderlab/keyboard’s-strange-impact-your-baby’s-name" text:style-name="Internet_20_link" text:visited-style-name="Visited_20_Internet_20_Link"><text:span text:style-name="T139">your-baby%E2%80%99s-name</text:span></text:a></text:p>
      <text:p text:style-name="P58">Time.com, <text:span text:style-name="T135">Study: Keyboards Are Influencing What You Name Your Baby</text:span><text:span text:style-name="T139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1"><text:span text:style-name="T133">ScienceDaily.com, </text:span><text:span text:style-name="T136">Emotion reversed in left-handers' brains</text:span><text:span text:style-name="T140">, May 2, 2012. </text:span><text:a xlink:type="simple" xlink:href="http://www.sciencedaily.com/releases/2012/05/120502184836.htm" text:style-name="Internet_20_link" text:visited-style-name="Visited_20_Internet_20_Link"><text:span text:style-name="T140">http://www.sciencedaily.com/releases/2012/05/120502184836.htm</text:span></text:a></text:p>
      <text:p text:style-name="P46"><text:span text:style-name="T142">PsychologyToday.com, </text:span><text:span text:style-name="T138">Emotion Is Reversed in Left-Handers' Brains</text:span><text:span text:style-name="T142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42">http://www.psychologytoday.com/blog/malleable-mind/201205/emotion-is-reversed-in-left-handers-brains</text:span></text:a></text:p>
      <text:p text:style-name="P67"/>
      <text:p text:style-name="P13"/>
      <text:p text:style-name="P14">Citizenship</text:p>
      <text:p text:style-name="P91"/>
      <text:p text:style-name="P63"><text:span text:style-name="T141">U</text:span><text:span text:style-name="T139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4-08-27T10:08:12.722075252</dc:date>
    <meta:editing-duration>PT20H58M48S</meta:editing-duration>
    <meta:editing-cycles>295</meta:editing-cycles>
    <meta:document-statistic meta:table-count="0" meta:image-count="0" meta:object-count="0" meta:page-count="8" meta:paragraph-count="140" meta:word-count="2057" meta:character-count="15821" meta:non-whitespace-character-count="13757"/>
    <meta:user-defined meta:name="Company">UC - Berkeley</meta:user-defined>
  </office:meta>
</office:document-meta>
</file>